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mbria Math" svg:font-family="Cambria Math" style:font-family-generic="roman" style:font-pitch="variable" svg:panose-1="2 4 5 3 5 4 6 3 2 4"/>
  </office:font-face-decls>
  <office:automatic-styles>
    <style:style style:name="P1" style:parent-style-name="Normale" style:master-page-name="MP0" style:family="paragraph">
      <style:paragraph-properties fo:break-before="page" fo:margin-top="0.0694in" fo:margin-bottom="0.0694in" fo:line-height="100%"/>
    </style:style>
    <style:style style:name="T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3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5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6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7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8" style:parent-style-name="Normale" style:family="paragraph">
      <style:paragraph-properties fo:margin-top="0.0694in" fo:margin-bottom="0.0694in" fo:line-height="100%"/>
    </style:style>
    <style:style style:name="T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0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2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6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8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0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2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23" style:parent-style-name="Normale" style:family="paragraph">
      <style:paragraph-properties fo:margin-top="0.0694in" fo:margin-bottom="0.0694in" fo:line-height="100%"/>
    </style:style>
    <style:style style:name="T2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5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26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7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28" style:parent-style-name="Normale" style:family="paragraph">
      <style:paragraph-properties fo:margin-top="0.0694in" fo:margin-bottom="0.0694in" fo:line-height="100%"/>
    </style:style>
    <style:style style:name="T2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30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3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32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3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34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3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36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3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38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3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40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4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42" style:parent-style-name="Car.predefinitoparagrafo" style:family="text">
      <style:text-properties style:font-name="Cambria Math" style:font-name-asian="Times New Roman" style:font-name-complex="Cambria Math" style:letter-kerning="false" fo:font-size="12pt" style:font-size-asian="12pt" style:font-size-complex="12pt" style:language-asian="it" style:country-asian="IT"/>
    </style:style>
    <style:style style:name="T4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44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4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46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47" style:parent-style-name="Normale" style:family="paragraph">
      <style:paragraph-properties fo:margin-top="0.0694in" fo:margin-bottom="0.0694in" fo:line-height="100%"/>
    </style:style>
    <style:style style:name="T48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49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50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51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5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53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5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55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56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57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58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59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60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61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6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63" style:parent-style-name="Car.predefinitoparagrafo" style:family="text">
      <style:text-properties style:font-name="Cambria Math" style:font-name-asian="Times New Roman" style:font-name-complex="Cambria Math" style:letter-kerning="false" fo:font-size="12pt" style:font-size-asian="12pt" style:font-size-complex="12pt" style:language-asian="it" style:country-asian="IT"/>
    </style:style>
    <style:style style:name="T6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65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66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67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68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69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70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71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7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73" style:parent-style-name="Normale" style:family="paragraph">
      <style:paragraph-properties fo:margin-top="0.0694in" fo:margin-bottom="0.0694in" fo:line-height="100%"/>
    </style:style>
    <style:style style:name="T7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T75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false" fo:font-size="13.5pt" style:font-size-asian="13.5pt" style:font-size-complex="13.5pt" style:language-asian="it" style:country-asian="IT"/>
    </style:style>
    <style:style style:name="T7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77" style:parent-style-name="Normale" style:family="paragraph">
      <style:paragraph-properties fo:margin-top="0.0694in" fo:margin-bottom="0.0694in" fo:line-height="100%"/>
    </style:style>
    <style:style style:name="T78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79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80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81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8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83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8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85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86" style:parent-style-name="Normale" style:family="paragraph">
      <style:paragraph-properties fo:margin-top="0.0694in" fo:margin-bottom="0.0694in" fo:line-height="100%"/>
    </style:style>
    <style:style style:name="T8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88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8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90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9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92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9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94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95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</office:automatic-styles>
  <office:body>
    <office:text text:use-soft-page-breaks="true">
      <text:p text:style-name="P1"><text:span text:style-name="T2">Il problema principale nella progettazione degli algoritmi di apprendimento è la scelta dell'insieme di ipotesi<text:s/></text:span><text:span text:style-name="T3">H</text:span><text:span text:style-name="T4">. Questo problema è noto come<text:s/></text:span><text:span text:style-name="T5">selezione del modello</text:span><text:span text:style-name="T6">.</text:span></text:p>
      <text:h text:style-name="P7" text:outline-level="3">Errore di stima e di approssimazione</text:h>
      <text:p text:style-name="P8"><text:span text:style-name="T9">L'errore in eccesso di un'ipotesi scelta da<text:s/></text:span><text:span text:style-name="T10">H</text:span><text:span text:style-name="T11"><text:s/>può essere suddiviso in<text:s/></text:span><text:span text:style-name="T12">errore di stima</text:span><text:span text:style-name="T13"><text:s/>ed<text:s/></text:span><text:span text:style-name="T14">errore di approssimazione</text:span><text:span text:style-name="T15">. L'errore di stima dipende dall'ipotesi specifica selezionata dall'algoritmo di apprendimento da<text:s/></text:span><text:span text:style-name="T16">H</text:span><text:span text:style-name="T17">. L'errore di approssimazione misura quanto bene la funzione obiettivo ideale può essere approssimata utilizzando<text:s/></text:span><text:span text:style-name="T18">H</text:span><text:span text:style-name="T19">. La selezione del modello consiste nello scegliere<text:s/></text:span><text:span text:style-name="T20">H</text:span><text:span text:style-name="T21"><text:s/>con un compromesso favorevole tra errori di approssimazione e di stima. Tuttavia, l'errore di approssimazione non può essere stimato perché, in generale, la distribuzione sottostante necessaria per determinarlo non è nota. L'errore di stima, d'altra parte, a volte può essere limitato utilizzando limiti di generalizzazione.</text:span></text:p>
      <text:h text:style-name="P22" text:outline-level="3">Minimizzazione del rischio empirico (ERM)</text:h>
      <text:p text:style-name="P23"><text:span text:style-name="T24">Un algoritmo standard per il quale è possibile limitare l'errore di stima è la<text:s/></text:span><text:span text:style-name="T25">minimizzazione del rischio empirico (ERM)</text:span><text:span text:style-name="T26">. L'ERM cerca di minimizzare l'errore sul campione di addestramento. Se ci sono più ipotesi con errore minimo sul campione di addestramento, l'ERM ne restituisce una arbitraria.</text:span></text:p>
      <text:h text:style-name="P27" text:outline-level="3">Minimizzazione del rischio strutturale (SRM)</text:h>
      <text:p text:style-name="P28"><text:span text:style-name="T29">La<text:s/></text:span><text:span text:style-name="T30">minimizzazione del rischio strutturale (SRM)</text:span><text:span text:style-name="T31"><text:s/>è un altro metodo di selezione del modello che utilizza un limite superiore alla somma degli errori di stima e di approssimazione. L'SRM presuppone che<text:s/></text:span><text:span text:style-name="T32">H</text:span><text:span text:style-name="T33"><text:s/>sia scomponibile in un insieme numerabile di insiemi di ipotesi annidati {</text:span><text:span text:style-name="T34">Hk</text:span><text:span text:style-name="T35">}</text:span><text:span text:style-name="T36">k</text:span><text:span text:style-name="T37">≥1. L'SRM consiste nello scegliere l'indice<text:s/></text:span><text:span text:style-name="T38">k</text:span><text:span text:style-name="T39">* ≥ 1 e l'ipotesi ERM<text:s/></text:span><text:span text:style-name="T40">h</text:span><text:span text:style-name="T41"><text:s/></text:span><text:span text:style-name="T42">∈</text:span><text:span text:style-name="T43"><text:s/></text:span><text:span text:style-name="T44">Hk</text:span><text:span text:style-name="T45">* che minimizzano un limite superiore sull'errore in eccesso.</text:span></text:p>
      <text:h text:style-name="P46" text:outline-level="3">Cross-validation</text:h>
      <text:p text:style-name="P47"><text:span text:style-name="T48">La<text:s/></text:span><text:span text:style-name="T49">cross-validation</text:span><text:span text:style-name="T50"><text:s/>è un metodo alternativo per la selezione del modello che utilizza una frazione del set di addestramento come set di convalida per selezionare un set di ipotesi<text:s/></text:span><text:span text:style-name="T51">Hk</text:span><text:span text:style-name="T52">. Nella convalida incrociata,<text:s/></text:span><text:span text:style-name="T53">S</text:span><text:span text:style-name="T54"><text:s/>è suddiviso in un campione<text:s/></text:span><text:span text:style-name="T55">S</text:span><text:span text:style-name="T56">1 di dimensione (1 - α)</text:span><text:span text:style-name="T57">m</text:span><text:span text:style-name="T58"><text:s/>e un campione<text:s/></text:span><text:span text:style-name="T59">S</text:span><text:span text:style-name="T60">2 di dimensione α</text:span><text:span text:style-name="T61">m</text:span><text:span text:style-name="T62">, con α<text:s/></text:span><text:span text:style-name="T63">∈</text:span><text:span text:style-name="T64"><text:s/>(0, 1). L'ipotesi<text:s/></text:span><text:span text:style-name="T65">hcv</text:span><text:span text:style-name="T66"><text:s/>restituita dalla convalida incrociata è la soluzione ERM<text:s/></text:span><text:span text:style-name="T67">hermS</text:span><text:span text:style-name="T68">1,<text:s/></text:span><text:span text:style-name="T69">k</text:span><text:span text:style-name="T70"><text:s/>con le migliori prestazioni su<text:s/></text:span><text:span text:style-name="T71">S</text:span><text:span text:style-name="T72">2.</text:span></text:p>
      <text:h text:style-name="P73" text:outline-level="3"><text:span text:style-name="T74">Cross-validation<text:s/></text:span><text:span text:style-name="T75">n</text:span><text:span text:style-name="T76">-fold</text:span></text:h>
      <text:p text:style-name="P77"><text:span text:style-name="T78">La<text:s/></text:span><text:span text:style-name="T79">cross-validation<text:s/></text:span><text:span text:style-name="T80">n</text:span><text:span text:style-name="T81">-fold</text:span><text:span text:style-name="T82"><text:s/>è una variante ampiamente adottata della convalida incrociata che divide i dati in<text:s/></text:span><text:span text:style-name="T83">n</text:span><text:span text:style-name="T84"><text:s/>fold e utilizza ogni fold a turno come set di convalida.</text:span></text:p>
      <text:h text:style-name="P85" text:outline-level="3">Algoritmi basati sulla regolarizzazione</text:h>
      <text:p text:style-name="P86"><text:span text:style-name="T87">Gli algoritmi basati sulla regolarizzazione sono una famiglia di algoritmi ispirati al metodo SRM. In questi algoritmi, viene selezionata una famiglia molto complessa<text:s/></text:span><text:span text:style-name="T88">H</text:span><text:span text:style-name="T89"><text:s/>che è un'unione non numerabile di insiemi di ipotesi annidati.<text:s/></text:span><text:span text:style-name="T90">H</text:span><text:span text:style-name="T91"><text:s/>viene spesso scelto per essere denso nello spazio delle funzioni continue su<text:s/></text:span><text:span text:style-name="T92">X</text:span><text:span text:style-name="T93">. Un parametro di regolarizzazione (λ) viene utilizzato per controllare la complessità della funzione appresa e prevenire l'overfitting.</text:span></text:p>
      <text:soft-page-break/>
      <text:h text:style-name="P94" text:outline-level="3">Perdite surrogate convesse</text:h>
      <text:p text:style-name="P95">Il capitolo discute anche delle perdite surrogate convesse. Tuttavia, il quesito non richiede informazioni su questo argomento.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 fo:hyphenate="false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STAGNO ANDREA</meta:initial-creator>
    <dc:creator>ROSTAGNO ANDREA</dc:creator>
    <meta:creation-date>2024-06-16T10:25:00Z</meta:creation-date>
    <dc:date>2024-06-16T10:25:00Z</dc:date>
    <meta:template xlink:href="Normal" xlink:type="simple"/>
    <meta:editing-cycles>1</meta:editing-cycles>
    <meta:editing-duration>PT0S</meta:editing-duration>
    <meta:document-statistic meta:page-count="2" meta:paragraph-count="5" meta:word-count="447" meta:character-count="2994" meta:row-count="21" meta:non-whitespace-character-count="2552"/>
  </office:meta>
</office:document-meta>
</file>